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las</text:p>
          </table:table-cell>
          <table:table-cell office:value-type="string" calcext:value-type="string">
            <text:p>Leerling</text:p>
          </table:table-cell>
          <table:table-cell office:value-type="string" calcext:value-type="string">
            <text:p>Adr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raat 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Straat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Straat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traat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Straat 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Straat 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traat 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s</text:p>
          </table:table-cell>
          <table:table-cell office:value-type="string" calcext:value-type="string">
            <text:p>Straat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1:47:35.728320904</meta:creation-date>
    <dc:date>2020-04-22T11:50:16.995296337</dc:date>
    <meta:editing-duration>PT2M41S</meta:editing-duration>
    <meta:editing-cycles>1</meta:editing-cycles>
    <meta:document-statistic meta:table-count="1" meta:cell-count="27" meta:object-count="0"/>
    <meta:generator>NeoOffice/3.2017.22$MacOSX_X86_64 NeoOffice_project/0</meta:generator>
  </office:meta>
</office:document-meta>
</file>